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d52" officeooo:paragraph-rsid="00059d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Chocolo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3:51:27.943252502</meta:creation-date>
    <dc:date>2017-01-19T13:52:11.314498505</dc:date>
    <meta:editing-duration>PT43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0"/>
    <meta:generator>LibreOffice/5.1.4.2$Linux_X86_64 LibreOffice_project/10m0$Build-2</meta:generator>
  </office:meta>
</office:document-meta>
</file>